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, sans-serif" svg:font-family="'Calibri, sans-serif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_20__28_user_29_">
      <style:paragraph-properties fo:margin-left="12.506cm" fo:margin-right="0cm" fo:margin-top="0cm" fo:margin-bottom="0cm" style:contextual-spacing="false" fo:line-height="120%" fo:text-indent="0cm" style:auto-text-indent="false"/>
    </style:style>
    <style:style style:name="P3" style:family="paragraph" style:parent-style-name="Text_20_body_20__28_user_29_">
      <style:paragraph-properties fo:margin-left="12.506cm" fo:margin-right="0cm" fo:margin-top="0.494cm" fo:margin-bottom="0.494cm" style:contextual-spacing="false" fo:line-height="138%" fo:text-indent="0cm" style:auto-text-indent="false"/>
    </style:style>
    <style:style style:name="P4" style:family="paragraph" style:parent-style-name="Text_20_body_20__28_user_29_">
      <style:paragraph-properties fo:margin-top="0.494cm" fo:margin-bottom="0.494cm" style:contextual-spacing="false" fo:line-height="138%"/>
    </style:style>
    <style:style style:name="P5" style:family="paragraph" style:parent-style-name="Text_20_body_20__28_user_29_">
      <style:paragraph-properties fo:margin-top="0.494cm" fo:margin-bottom="0.494cm" style:contextual-spacing="false" fo:line-height="138%"/>
      <style:text-properties officeooo:paragraph-rsid="001aefd6"/>
    </style:style>
    <style:style style:name="P6" style:family="paragraph" style:parent-style-name="Text_20_body_20__28_user_29_">
      <style:paragraph-properties fo:margin-top="0cm" fo:margin-bottom="0cm" style:contextual-spacing="false" fo:line-height="138%"/>
    </style:style>
    <style:style style:name="P7" style:family="paragraph" style:parent-style-name="Text_20_body_20__28_user_29_">
      <style:paragraph-properties fo:margin-top="0cm" fo:margin-bottom="0.494cm" style:contextual-spacing="false" fo:line-height="138%"/>
    </style:style>
    <style:style style:name="P8" style:family="paragraph" style:parent-style-name="Text_20_body_20__28_user_29_">
      <style:paragraph-properties fo:margin-top="0.494cm" fo:margin-bottom="0.494cm" style:contextual-spacing="false" fo:line-height="138%"/>
      <style:text-properties officeooo:paragraph-rsid="001dc295"/>
    </style:style>
    <style:style style:name="P9" style:family="paragraph" style:parent-style-name="Text_20_body_20__28_user_29_">
      <style:paragraph-properties fo:margin-top="0.494cm" fo:margin-bottom="0.494cm" style:contextual-spacing="false" fo:line-height="138%"/>
      <style:text-properties officeooo:paragraph-rsid="001f0be3"/>
    </style:style>
    <style:style style:name="P10" style:family="paragraph" style:parent-style-name="Text_20_body_20__28_user_29_">
      <style:paragraph-properties fo:margin-top="0.494cm" fo:margin-bottom="0.494cm" style:contextual-spacing="false" fo:line-height="138%"/>
      <style:text-properties officeooo:rsid="001aefd6" officeooo:paragraph-rsid="001aefd6"/>
    </style:style>
    <style:style style:name="T1" style:family="text">
      <style:text-properties fo:color="#000000" loext:opacity="100%" style:font-name="Calibri, sans-serif" fo:font-size="9pt" style:font-size-asian="9pt" style:font-size-complex="9pt"/>
    </style:style>
    <style:style style:name="T2" style:family="text">
      <style:text-properties fo:color="#000000" loext:opacity="100%" style:font-name="Calibri, sans-serif" fo:font-size="9pt" fo:language="it" fo:country="IT" style:font-size-asian="9pt" style:font-size-complex="9pt"/>
    </style:style>
    <style:style style:name="T3" style:family="text">
      <style:text-properties fo:color="#000000" loext:opacity="100%" style:font-name="Calibri, sans-serif" fo:font-size="9pt" fo:language="en" fo:country="US" style:font-size-asian="9pt" style:font-size-complex="9pt"/>
    </style:style>
    <style:style style:name="T4" style:family="text">
      <style:text-properties fo:color="#000000" loext:opacity="100%" style:font-name="Calibri, sans-serif" fo:font-size="9pt" fo:language="en" fo:country="US" officeooo:rsid="001dc295" style:font-size-asian="9pt" style:font-size-complex="9pt"/>
    </style:style>
    <style:style style:name="T5" style:family="text">
      <style:text-properties fo:color="#000000" loext:opacity="100%" style:font-name="Calibri, sans-serif" fo:font-size="9pt" fo:language="en" fo:country="US" officeooo:rsid="001f0be3" style:font-size-asian="9pt" style:font-size-complex="9pt"/>
    </style:style>
    <style:style style:name="T6" style:family="text">
      <style:text-properties fo:language="en" fo:country="US"/>
    </style:style>
    <style:style style:name="T7" style:family="text">
      <style:text-properties fo:language="de" fo:country="CH"/>
    </style:style>
  </office:automatic-styles>
  <office:body>
    <office:text text:use-soft-page-breaks="true">
      <text:tracked-changes>
        <text:changed-region xml:id="ct94434150601296" text:id="ct94434150601296">
          <text:insertion>
            <office:change-info>
              <dc:creator>Oberli Marianne</dc:creator>
              <dc:date>2023-11-25T15:31:00</dc:date>
            </office:change-info>
          </text:insertion>
        </text:changed-region>
        <text:changed-region xml:id="ct94434151059024" text:id="ct94434151059024">
          <text:deletion>
            <office:change-info>
              <dc:creator>Oberli Marianne</dc:creator>
              <dc:date>2023-11-25T15:32:00</dc:date>
            </office:change-info>
            <text:p text:style-name="P2" loext:marker-style-name="T3"><text:span text:style-name="T3">Max-Planck-Institut</text:span></text:p>
          </text:deletion>
        </text:changed-region>
        <text:changed-region xml:id="ct94434151064800" text:id="ct94434151064800">
          <text:insertion>
            <office:change-info>
              <dc:creator>Oberli Marianne</dc:creator>
              <dc:date>2023-11-25T15:32:00</dc:date>
            </office:change-info>
          </text:insertion>
        </text:changed-region>
        <text:changed-region xml:id="ct94434151065328" text:id="ct94434151065328">
          <text:deletion>
            <office:change-info>
              <dc:creator>Oberli Marianne</dc:creator>
              <dc:date>2023-11-25T15:33:00</dc:date>
            </office:change-info>
            <text:p text:style-name="P3" loext:marker-style-name="T3"><text:span text:style-name="T1">Hofgartenstraße 8</text:span></text:p>
            <text:p text:style-name="P2" loext:marker-style-name="T1"><text:span text:style-name="T1">80539 München</text:span></text:p>
            <text:p text:style-name="P2" loext:marker-style-name="T1"><text:span text:style-name="T1">Deutschland</text:span></text:p>
            <text:p text:style-name="P3" loext:marker-style-name="T3"><text:span text:style-name="T3"/></text:p>
          </text:deletion>
        </text:changed-region>
        <text:changed-region xml:id="ct94434151068272" text:id="ct94434151068272">
          <text:insertion>
            <office:change-info>
              <dc:creator>Oberli Marianne</dc:creator>
              <dc:date>2023-11-25T15:33:00</dc:date>
            </office:change-info>
          </text:insertion>
        </text:changed-region>
        <text:changed-region xml:id="ct94434151068672" text:id="ct94434151068672">
          <text:deletion>
            <office:change-info>
              <dc:creator>Oberli Marianne</dc:creator>
              <dc:date>2023-11-25T15:33:00</dc:date>
            </office:change-info>
            <text:p text:style-name="P3" loext:marker-style-name="T3"><text:span text:style-name="T3">05.08</text:span></text:p>
          </text:deletion>
        </text:changed-region>
        <text:changed-region xml:id="ct94434100784080" text:id="ct94434100784080">
          <text:insertion>
            <office:change-info>
              <dc:creator>Unknown Author</dc:creator>
              <dc:date>2023-11-26T14:37:54</dc:date>
            </office:change-info>
          </text:insertion>
        </text:changed-region>
        <text:changed-region xml:id="ct94434150589296" text:id="ct94434150589296">
          <text:deletion>
            <office:change-info>
              <dc:creator>Simen Luca Roberto</dc:creator>
              <dc:date>2023-11-08T14:14:00</dc:date>
            </office:change-info>
            <text:p text:style-name="P8" loext:marker-style-name="T3"><text:span text:style-name="T4">. <text:s text:c="2"/></text:span></text:p>
          </text:deletion>
        </text:changed-region>
        <text:changed-region xml:id="ct94434151070464" text:id="ct94434151070464">
          <text:deletion>
            <office:change-info>
              <dc:creator>Unknown Author</dc:creator>
              <dc:date>2023-11-26T14:37:34</dc:date>
            </office:change-info>
            <text:p text:style-name="P8" loext:marker-style-name="T3"><text:span text:style-name="T4">essor </text:span></text:p>
          </text:deletion>
          <text:insertion>
            <office:change-info>
              <dc:creator>Simen Luca Roberto</dc:creator>
              <dc:date>2023-11-08T14:14:00</dc:date>
            </office:change-info>
          </text:insertion>
        </text:changed-region>
        <text:changed-region xml:id="ct94434297818192" text:id="ct94434297818192">
          <text:deletion>
            <office:change-info>
              <dc:creator>Unknown Author</dc:creator>
              <dc:date>2023-11-26T14:37:34</dc:date>
            </office:change-info>
            <text:p text:style-name="P8" loext:marker-style-name="T3"><text:span text:style-name="T4">Jenko</text:span></text:p>
          </text:deletion>
        </text:changed-region>
        <text:changed-region xml:id="ct94434151085552" text:id="ct94434151085552">
          <text:deletion>
            <office:change-info>
              <dc:creator>Unknown Author</dc:creator>
              <dc:date>2023-11-26T14:37:34</dc:date>
            </office:change-info>
            <text:p text:style-name="P8" loext:marker-style-name="T3"><text:span text:style-name="T4">,</text:span></text:p>
          </text:deletion>
          <text:insertion>
            <office:change-info>
              <dc:creator>Simen Luca Roberto</dc:creator>
              <dc:date>2023-11-08T14:14:00</dc:date>
            </office:change-info>
          </text:insertion>
        </text:changed-region>
        <text:changed-region xml:id="ct94434151063520" text:id="ct94434151063520">
          <text:deletion>
            <office:change-info>
              <dc:creator>Unknown Author</dc:creator>
              <dc:date>2023-11-26T14:37:34</dc:date>
              <text:p>Comment deleted</text:p>
            </office:change-info>
            <text:p text:style-name="P8" loext:marker-style-name="T3"><text:span text:style-name="T4"><office:annotation loext:resolved="false"><dc:creator>Simen Luca Roberto</dc:creator><dc:date>2023-11-08T14:15:00</dc:date><meta:creator-initials>SLR</meta:creator-initials><text:p><text:span text:style-name="T7">Englische Konvention: Komma nach dem Adressanten.</text:span></text:p></office:annotation></text:span></text:p>
          </text:deletion>
        </text:changed-region>
        <text:changed-region xml:id="ct94434151062480" text:id="ct94434151062480">
          <text:insertion>
            <office:change-info>
              <dc:creator>Unknown Author</dc:creator>
              <dc:date>2023-11-25T17:47:49</dc:date>
            </office:change-info>
          </text:insertion>
        </text:changed-region>
        <text:changed-region xml:id="ct94434151070128" text:id="ct94434151070128">
          <text:insertion>
            <office:change-info>
              <dc:creator>Simen Luca Roberto</dc:creator>
              <dc:date>2023-11-08T14:15:00</dc:date>
            </office:change-info>
          </text:insertion>
        </text:changed-region>
        <text:changed-region xml:id="ct94434147733664" text:id="ct94434147733664">
          <text:deletion>
            <office:change-info>
              <dc:creator>Unknown Author</dc:creator>
              <dc:date>2023-11-25T17:47:38</dc:date>
              <text:p>Comment deleted</text:p>
              <text:p/>
            </office:change-info>
            <text:p text:style-name="P5" loext:marker-style-name="T3"><text:span text:style-name="T3"><office:annotation loext:resolved="false"><dc:creator>Simen Luca Roberto</dc:creator><dc:date>2023-11-08T14:16:00</dc:date><meta:creator-initials>SLR</meta:creator-initials><text:p><text:span text:style-name="T7">Kennt dich Prof. Jenko bereits? Wenn nicht solltest du dich noch Vorstellen. "Mein Name ist… und ich studiere/arbeite momentan…"</text:span></text:p></office:annotation></text:span></text:p>
          </text:deletion>
        </text:changed-region>
        <text:changed-region xml:id="ct94434151069440" text:id="ct94434151069440">
          <text:deletion>
            <office:change-info>
              <dc:creator>Unknown Author</dc:creator>
              <dc:date>2023-11-25T17:47:37</dc:date>
            </office:change-info>
            <text:p text:style-name="P5" loext:marker-style-name="T3"><text:span text:style-name="T3"><text:s/>was informed by </text:span></text:p>
          </text:deletion>
          <text:insertion>
            <office:change-info>
              <dc:creator>Simen Luca Roberto</dc:creator>
              <dc:date>2023-11-08T14:15:00</dc:date>
            </office:change-info>
          </text:insertion>
        </text:changed-region>
        <text:changed-region xml:id="ct94434151071232" text:id="ct94434151071232">
          <text:deletion>
            <office:change-info>
              <dc:creator>Unknown Author</dc:creator>
              <dc:date>2023-11-25T17:47:34</dc:date>
            </office:change-info>
            <text:p text:style-name="P5" loext:marker-style-name="T3"><text:span text:style-name="T3">Professor Mile Mirkovic </text:span></text:p>
          </text:deletion>
        </text:changed-region>
        <text:changed-region xml:id="ct94434151071600" text:id="ct94434151071600">
          <text:deletion>
            <office:change-info>
              <dc:creator>Simen Luca Roberto</dc:creator>
              <dc:date>2023-11-08T14:16:00</dc:date>
            </office:change-info>
            <text:p text:style-name="P5" loext:marker-style-name="T3"><text:span text:style-name="T3">informed me </text:span></text:p>
          </text:deletion>
        </text:changed-region>
        <text:changed-region xml:id="ct94434151071888" text:id="ct94434151071888">
          <text:deletion>
            <office:change-info>
              <dc:creator>Unknown Author</dc:creator>
              <dc:date>2023-11-25T17:47:33</dc:date>
            </office:change-info>
            <text:p text:style-name="P5" loext:marker-style-name="T3"><text:span text:style-name="T3">about your </text:span></text:p>
          </text:deletion>
        </text:changed-region>
        <text:changed-region xml:id="ct94434151087376" text:id="ct94434151087376">
          <text:deletion>
            <office:change-info>
              <dc:creator>Simen Luca Roberto</dc:creator>
              <dc:date>2023-11-08T14:16:00</dc:date>
            </office:change-info>
            <text:p text:style-name="P5" loext:marker-style-name="T3"><text:span text:style-name="T3">Phd </text:span></text:p>
          </text:deletion>
        </text:changed-region>
        <text:changed-region xml:id="ct94434151087744" text:id="ct94434151087744">
          <text:deletion>
            <office:change-info>
              <dc:creator>Unknown Author</dc:creator>
              <dc:date>2023-11-25T17:47:33</dc:date>
            </office:change-info>
            <text:p text:style-name="P5" loext:marker-style-name="T3"><text:span text:style-name="T3">PhD </text:span></text:p>
          </text:deletion>
          <text:insertion>
            <office:change-info>
              <dc:creator>Simen Luca Roberto</dc:creator>
              <dc:date>2023-11-08T14:16:00</dc:date>
            </office:change-info>
          </text:insertion>
        </text:changed-region>
        <text:changed-region xml:id="ct94434151088032" text:id="ct94434151088032">
          <text:deletion>
            <office:change-info>
              <dc:creator>Simen Luca Roberto</dc:creator>
              <dc:date>2023-11-08T14:16:00</dc:date>
            </office:change-info>
            <text:p text:style-name="P5" loext:marker-style-name="T3"><text:span text:style-name="T3">P</text:span></text:p>
          </text:deletion>
        </text:changed-region>
        <text:changed-region xml:id="ct94434150934336" text:id="ct94434150934336">
          <text:deletion>
            <office:change-info>
              <dc:creator>Unknown Author</dc:creator>
              <dc:date>2023-11-25T17:47:33</dc:date>
              <text:p>Comment deleted</text:p>
              <text:p/>
            </office:change-info>
            <text:p text:style-name="P5" loext:marker-style-name="T3"><text:span text:style-name="T3"><office:annotation loext:resolved="false"><dc:creator>Simen Luca Roberto</dc:creator><dc:date>2023-11-08T14:20:00</dc:date><meta:creator-initials>SLR</meta:creator-initials><text:p><text:span text:style-name="T7">Nicht-spezifische Nomen in Englisch werden klein geschrieben.</text:span></text:p></office:annotation></text:span></text:p>
          </text:deletion>
        </text:changed-region>
        <text:changed-region xml:id="ct94434151088320" text:id="ct94434151088320">
          <text:deletion>
            <office:change-info>
              <dc:creator>Simen Luca Roberto</dc:creator>
              <dc:date>2023-11-08T14:16:00</dc:date>
            </office:change-info>
            <text:p text:style-name="P5" loext:marker-style-name="T3"><text:span text:style-name="T3">osition </text:span></text:p>
          </text:deletion>
        </text:changed-region>
        <text:changed-region xml:id="ct94434151088608" text:id="ct94434151088608">
          <text:deletion>
            <office:change-info>
              <dc:creator>Unknown Author</dc:creator>
              <dc:date>2023-11-25T17:47:33</dc:date>
            </office:change-info>
            <text:p text:style-name="P5" loext:marker-style-name="T3"><text:span text:style-name="T3">position </text:span></text:p>
          </text:deletion>
          <text:insertion>
            <office:change-info>
              <dc:creator>Simen Luca Roberto</dc:creator>
              <dc:date>2023-11-08T14:16:00</dc:date>
            </office:change-info>
          </text:insertion>
        </text:changed-region>
        <text:changed-region xml:id="ct94434151088896" text:id="ct94434151088896">
          <text:deletion>
            <office:change-info>
              <dc:creator>Simen Luca Roberto</dc:creator>
              <dc:date>2023-11-08T14:17:00</dc:date>
            </office:change-info>
            <text:p text:style-name="P5" loext:marker-style-name="T3"><text:span text:style-name="T3">and </text:span></text:p>
          </text:deletion>
        </text:changed-region>
        <text:changed-region xml:id="ct94434151089184" text:id="ct94434151089184">
          <text:deletion>
            <office:change-info>
              <dc:creator>Unknown Author</dc:creator>
              <dc:date>2023-11-25T17:47:32</dc:date>
            </office:change-info>
            <text:p text:style-name="P5" loext:marker-style-name="T3"><text:span text:style-name="T3">which you currently offer. </text:span></text:p>
          </text:deletion>
          <text:insertion>
            <office:change-info>
              <dc:creator>Simen Luca Roberto</dc:creator>
              <dc:date>2023-11-08T14:17:00</dc:date>
            </office:change-info>
          </text:insertion>
        </text:changed-region>
        <text:changed-region xml:id="ct94434151093936" text:id="ct94434151093936">
          <text:deletion>
            <office:change-info>
              <dc:creator>Simen Luca Roberto</dc:creator>
              <dc:date>2023-11-08T14:17:00</dc:date>
            </office:change-info>
            <text:p text:style-name="P5" loext:marker-style-name="T3"><text:span text:style-name="T3">I was</text:span></text:p>
          </text:deletion>
        </text:changed-region>
        <text:changed-region xml:id="ct94434151094560" text:id="ct94434151094560">
          <text:insertion>
            <office:change-info>
              <dc:creator>Simen Luca Roberto</dc:creator>
              <dc:date>2023-11-08T14:17:00</dc:date>
            </office:change-info>
          </text:insertion>
        </text:changed-region>
        <text:changed-region xml:id="ct94434151095856" text:id="ct94434151095856">
          <text:deletion>
            <office:change-info>
              <dc:creator>Simen Luca Roberto</dc:creator>
              <dc:date>2023-11-08T14:17:00</dc:date>
            </office:change-info>
            <text:p text:style-name="P5" loext:marker-style-name="T3"><text:span text:style-name="T3"><text:s/>very interested since for me</text:span></text:p>
          </text:deletion>
        </text:changed-region>
        <text:changed-region xml:id="ct94434151096816" text:id="ct94434151096816">
          <text:insertion>
            <office:change-info>
              <dc:creator>Simen Luca Roberto</dc:creator>
              <dc:date>2023-11-08T14:17:00</dc:date>
            </office:change-info>
          </text:insertion>
        </text:changed-region>
        <text:changed-region xml:id="ct94434238188688" text:id="ct94434238188688">
          <text:deletion>
            <office:change-info>
              <dc:creator>Unknown Author</dc:creator>
              <dc:date>2023-11-26T14:38:22</dc:date>
            </office:change-info>
            <text:p text:style-name="P5" loext:marker-style-name="T3"><text:span text:style-name="T3">plasma astrophysics</text:span></text:p>
          </text:deletion>
        </text:changed-region>
        <text:changed-region xml:id="ct94434238266832" text:id="ct94434238266832">
          <text:insertion>
            <office:change-info>
              <dc:creator>Unknown Author</dc:creator>
              <dc:date>2023-11-26T14:38:22</dc:date>
            </office:change-info>
          </text:insertion>
        </text:changed-region>
        <text:changed-region xml:id="ct94434151098720" text:id="ct94434151098720">
          <text:insertion>
            <office:change-info>
              <dc:creator>Simen Luca Roberto</dc:creator>
              <dc:date>2023-11-08T14:18:00</dc:date>
            </office:change-info>
          </text:insertion>
        </text:changed-region>
        <text:changed-region xml:id="ct94434269850240" text:id="ct94434269850240">
          <text:deletion>
            <office:change-info>
              <dc:creator>Unknown Author</dc:creator>
              <dc:date>2023-11-26T14:58:07</dc:date>
            </office:change-info>
            <text:p text:style-name="P5" loext:marker-style-name="T3"><text:span text:style-name="T3"/></text:p>
            <text:p text:style-name="P9" loext:marker-style-name="T3"><text:span text:style-name="T3"/></text:p>
          </text:deletion>
        </text:changed-region>
        <text:changed-region xml:id="ct94434145681488" text:id="ct94434145681488">
          <text:deletion>
            <office:change-info>
              <dc:creator>Simen Luca Roberto</dc:creator>
              <dc:date>2023-11-08T14:18:00</dc:date>
            </office:change-info>
            <text:p text:style-name="P9" loext:marker-style-name="T3"><text:span text:style-name="T3">Always </text:span></text:p>
          </text:deletion>
        </text:changed-region>
        <text:changed-region xml:id="ct94434150453568" text:id="ct94434150453568">
          <text:insertion>
            <office:change-info>
              <dc:creator>Simen Luca Roberto</dc:creator>
              <dc:date>2023-11-08T14:18:00</dc:date>
            </office:change-info>
          </text:insertion>
        </text:changed-region>
        <text:changed-region xml:id="ct94434266294928" text:id="ct94434266294928">
          <text:insertion>
            <office:change-info>
              <dc:creator>Unknown Author</dc:creator>
              <dc:date>2023-11-26T14:50:41</dc:date>
            </office:change-info>
          </text:insertion>
        </text:changed-region>
        <text:changed-region xml:id="ct94434237522608" text:id="ct94434237522608">
          <text:insertion>
            <office:change-info>
              <dc:creator>Simen Luca Roberto</dc:creator>
              <dc:date>2023-11-08T14:18:00</dc:date>
            </office:change-info>
          </text:insertion>
        </text:changed-region>
        <text:changed-region xml:id="ct94434094086896" text:id="ct94434094086896">
          <text:deletion>
            <office:change-info>
              <dc:creator>Simen Luca Roberto</dc:creator>
              <dc:date>2023-11-08T14:18:00</dc:date>
            </office:change-info>
            <text:p text:style-name="P9" loext:marker-style-name="T3"><text:span text:style-name="T3">dedicated </text:span></text:p>
          </text:deletion>
        </text:changed-region>
        <text:changed-region xml:id="ct94434151096480" text:id="ct94434151096480">
          <text:deletion>
            <office:change-info>
              <dc:creator>Simen Luca Roberto</dc:creator>
              <dc:date>2023-11-08T14:18:00</dc:date>
            </office:change-info>
            <text:p text:style-name="P9" loext:marker-style-name="T3"><text:span text:style-name="T3">becoming </text:span></text:p>
          </text:deletion>
        </text:changed-region>
        <text:changed-region xml:id="ct94434151095520" text:id="ct94434151095520">
          <text:insertion>
            <office:change-info>
              <dc:creator>Simen Luca Roberto</dc:creator>
              <dc:date>2023-11-08T14:18:00</dc:date>
            </office:change-info>
          </text:insertion>
        </text:changed-region>
        <text:changed-region xml:id="ct94434151098048" text:id="ct94434151098048">
          <text:deletion>
            <office:change-info>
              <dc:creator>Simen Luca Roberto</dc:creator>
              <dc:date>2023-11-08T14:19:00</dc:date>
            </office:change-info>
            <text:p text:style-name="P9" loext:marker-style-name="T3"><text:span text:style-name="T3">Physicist </text:span></text:p>
          </text:deletion>
        </text:changed-region>
        <text:changed-region xml:id="ct94434151100832" text:id="ct94434151100832">
          <text:insertion>
            <office:change-info>
              <dc:creator>Simen Luca Roberto</dc:creator>
              <dc:date>2023-11-08T14:19:00</dc:date>
            </office:change-info>
          </text:insertion>
        </text:changed-region>
        <text:changed-region xml:id="ct94434151101792" text:id="ct94434151101792">
          <text:deletion>
            <office:change-info>
              <dc:creator>Simen Luca Roberto</dc:creator>
              <dc:date>2023-11-08T14:19:00</dc:date>
            </office:change-info>
            <text:p text:style-name="P9" loext:marker-style-name="T3"><text:span text:style-name="T3">Bachelors </text:span></text:p>
          </text:deletion>
        </text:changed-region>
        <text:changed-region xml:id="ct94434151102832" text:id="ct94434151102832">
          <text:insertion>
            <office:change-info>
              <dc:creator>Simen Luca Roberto</dc:creator>
              <dc:date>2023-11-08T14:19:00</dc:date>
            </office:change-info>
          </text:insertion>
        </text:changed-region>
        <text:changed-region xml:id="ct94434151103120" text:id="ct94434151103120">
          <text:deletion>
            <office:change-info>
              <dc:creator>Simen Luca Roberto</dc:creator>
              <dc:date>2023-11-08T14:19:00</dc:date>
            </office:change-info>
            <text:p text:style-name="P9" loext:marker-style-name="T3"><text:span text:style-name="T3">Degree </text:span></text:p>
          </text:deletion>
        </text:changed-region>
        <text:changed-region xml:id="ct94434151109184" text:id="ct94434151109184">
          <text:insertion>
            <office:change-info>
              <dc:creator>Simen Luca Roberto</dc:creator>
              <dc:date>2023-11-08T14:19:00</dc:date>
            </office:change-info>
          </text:insertion>
        </text:changed-region>
        <text:changed-region xml:id="ct94434151110272" text:id="ct94434151110272">
          <text:insertion>
            <office:change-info>
              <dc:creator>Simen Luca Roberto</dc:creator>
              <dc:date>2023-11-08T14:37:00</dc:date>
            </office:change-info>
          </text:insertion>
        </text:changed-region>
        <text:changed-region xml:id="ct94434151110560" text:id="ct94434151110560">
          <text:insertion>
            <office:change-info>
              <dc:creator>Simen Luca Roberto</dc:creator>
              <dc:date>2023-11-08T14:20:00</dc:date>
            </office:change-info>
          </text:insertion>
        </text:changed-region>
        <text:changed-region xml:id="ct94434265252752" text:id="ct94434265252752">
          <text:deletion>
            <office:change-info>
              <dc:creator>Unknown Author</dc:creator>
              <dc:date>2023-11-26T14:40:19</dc:date>
            </office:change-info>
            <text:p text:style-name="P9" loext:marker-style-name="T3"><text:span text:style-name="T4"><text:s/></text:span></text:p>
          </text:deletion>
          <text:insertion>
            <office:change-info>
              <dc:creator>Simen Luca Roberto</dc:creator>
              <dc:date>2023-11-08T14:20:00</dc:date>
            </office:change-info>
          </text:insertion>
        </text:changed-region>
        <text:changed-region xml:id="ct94434264374624" text:id="ct94434264374624">
          <text:insertion>
            <office:change-info>
              <dc:creator>Unknown Author</dc:creator>
              <dc:date>2023-11-26T14:59:09</dc:date>
            </office:change-info>
          </text:insertion>
        </text:changed-region>
        <text:changed-region xml:id="ct94434271102656" text:id="ct94434271102656">
          <text:deletion>
            <office:change-info>
              <dc:creator>Unknown Author</dc:creator>
              <dc:date>2023-11-26T14:40:19</dc:date>
            </office:change-info>
            <text:p text:style-name="P9" loext:marker-style-name="T3"><text:span text:style-name="T4">physics</text:span></text:p>
          </text:deletion>
          <text:insertion>
            <office:change-info>
              <dc:creator>Simen Luca Roberto</dc:creator>
              <dc:date>2023-11-08T14:20:00</dc:date>
            </office:change-info>
          </text:insertion>
        </text:changed-region>
        <text:changed-region xml:id="ct94434271152672" text:id="ct94434271152672">
          <text:insertion>
            <office:change-info>
              <dc:creator>Unknown Author</dc:creator>
              <dc:date>2023-11-26T14:59:32</dc:date>
            </office:change-info>
          </text:insertion>
        </text:changed-region>
        <text:changed-region xml:id="ct94434263940144" text:id="ct94434263940144">
          <text:deletion>
            <office:change-info>
              <dc:creator>Unknown Author</dc:creator>
              <dc:date>2023-11-26T14:59:25</dc:date>
            </office:change-info>
            <text:p text:style-name="P9" loext:marker-style-name="T3"><text:span text:style-name="T4">, </text:span></text:p>
          </text:deletion>
          <text:insertion>
            <office:change-info>
              <dc:creator>Simen Luca Roberto</dc:creator>
              <dc:date>2023-11-08T14:20:00</dc:date>
            </office:change-info>
          </text:insertion>
        </text:changed-region>
        <text:changed-region xml:id="ct94434267431792" text:id="ct94434267431792">
          <text:insertion>
            <office:change-info>
              <dc:creator>Simen Luca Roberto</dc:creator>
              <dc:date>2023-11-08T14:20:00</dc:date>
            </office:change-info>
          </text:insertion>
        </text:changed-region>
        <text:changed-region xml:id="ct94434151117440" text:id="ct94434151117440">
          <text:deletion>
            <office:change-info>
              <dc:creator>Simen Luca Roberto</dc:creator>
              <dc:date>2023-11-08T14:21:00</dc:date>
            </office:change-info>
            <text:p text:style-name="P9" loext:marker-style-name="T3"><text:span text:style-name="T3">was </text:span></text:p>
          </text:deletion>
        </text:changed-region>
        <text:changed-region xml:id="ct94434151118880" text:id="ct94434151118880">
          <text:insertion>
            <office:change-info>
              <dc:creator>Simen Luca Roberto</dc:creator>
              <dc:date>2023-11-08T14:21:00</dc:date>
            </office:change-info>
          </text:insertion>
        </text:changed-region>
        <text:changed-region xml:id="ct94434151120272" text:id="ct94434151120272">
          <text:deletion>
            <office:change-info>
              <dc:creator>Simen Luca Roberto</dc:creator>
              <dc:date>2023-11-08T14:22:00</dc:date>
            </office:change-info>
            <text:p text:style-name="P9" loext:marker-style-name="T3"><text:span text:style-name="T3">theoretical quantum physics, so I focused on that field during my masters degree</text:span></text:p>
          </text:deletion>
        </text:changed-region>
        <text:changed-region xml:id="ct94434151121904" text:id="ct94434151121904">
          <text:insertion>
            <office:change-info>
              <dc:creator>Simen Luca Roberto</dc:creator>
              <dc:date>2023-11-08T14:22:00</dc:date>
            </office:change-info>
          </text:insertion>
        </text:changed-region>
        <text:changed-region xml:id="ct94434151126192" text:id="ct94434151126192">
          <text:insertion>
            <office:change-info>
              <dc:creator>Simen Luca Roberto</dc:creator>
              <dc:date>2023-11-08T14:24:00</dc:date>
            </office:change-info>
          </text:insertion>
        </text:changed-region>
        <text:changed-region xml:id="ct94434151126560" text:id="ct94434151126560">
          <text:deletion>
            <office:change-info>
              <dc:creator>Simen Luca Roberto</dc:creator>
              <dc:date>2023-11-08T14:25:00</dc:date>
            </office:change-info>
            <text:p text:style-name="P9" loext:marker-style-name="T3"><text:span text:style-name="T3">In </text:span></text:p>
          </text:deletion>
        </text:changed-region>
        <text:changed-region xml:id="ct94434151127968" text:id="ct94434151127968">
          <text:deletion>
            <office:change-info>
              <dc:creator>Simen Luca Roberto</dc:creator>
              <dc:date>2023-11-08T14:25:00</dc:date>
            </office:change-info>
            <text:p text:style-name="P9" loext:marker-style-name="T3"><text:span text:style-name="T3">Master</text:span></text:p>
          </text:deletion>
        </text:changed-region>
        <text:changed-region xml:id="ct94434151129392" text:id="ct94434151129392">
          <text:insertion>
            <office:change-info>
              <dc:creator>Simen Luca Roberto</dc:creator>
              <dc:date>2023-11-08T14:25:00</dc:date>
            </office:change-info>
          </text:insertion>
        </text:changed-region>
        <text:changed-region xml:id="ct94434151129680" text:id="ct94434151129680">
          <text:deletion>
            <office:change-info>
              <dc:creator>Simen Luca Roberto</dc:creator>
              <dc:date>2023-11-08T14:25:00</dc:date>
            </office:change-info>
            <text:p text:style-name="P9" loext:marker-style-name="T3"><text:span text:style-name="T3">-</text:span></text:p>
          </text:deletion>
        </text:changed-region>
        <text:changed-region xml:id="ct94434151131440" text:id="ct94434151131440">
          <text:insertion>
            <office:change-info>
              <dc:creator>Simen Luca Roberto</dc:creator>
              <dc:date>2023-11-08T14:25:00</dc:date>
            </office:change-info>
          </text:insertion>
        </text:changed-region>
        <text:changed-region xml:id="ct94434151133216" text:id="ct94434151133216">
          <text:deletion>
            <office:change-info>
              <dc:creator>Simen Luca Roberto</dc:creator>
              <dc:date>2023-11-08T14:25:00</dc:date>
            </office:change-info>
            <text:p text:style-name="P9" loext:marker-style-name="T3"><text:span text:style-name="T3">I </text:span></text:p>
          </text:deletion>
        </text:changed-region>
        <text:changed-region xml:id="ct94434151134688" text:id="ct94434151134688">
          <text:insertion>
            <office:change-info>
              <dc:creator>Simen Luca Roberto</dc:creator>
              <dc:date>2023-11-08T14:25:00</dc:date>
            </office:change-info>
          </text:insertion>
        </text:changed-region>
        <text:changed-region xml:id="ct94434151134976" text:id="ct94434151134976">
          <text:deletion>
            <office:change-info>
              <dc:creator>Simen Luca Roberto</dc:creator>
              <dc:date>2023-11-08T14:26:00</dc:date>
            </office:change-info>
            <text:p text:style-name="P9" loext:marker-style-name="T3"><text:span text:style-name="T3">researched </text:span></text:p>
          </text:deletion>
        </text:changed-region>
        <text:changed-region xml:id="ct94434151136464" text:id="ct94434151136464">
          <text:insertion>
            <office:change-info>
              <dc:creator>Simen Luca Roberto</dc:creator>
              <dc:date>2023-11-08T14:26:00</dc:date>
            </office:change-info>
          </text:insertion>
        </text:changed-region>
        <text:changed-region xml:id="ct94434270531600" text:id="ct94434270531600">
          <text:insertion>
            <office:change-info>
              <dc:creator>Unknown Author</dc:creator>
              <dc:date>2023-11-26T15:00:18</dc:date>
            </office:change-info>
          </text:insertion>
        </text:changed-region>
        <text:changed-region xml:id="ct94434151145232" text:id="ct94434151145232">
          <text:insertion>
            <office:change-info>
              <dc:creator>Simen Luca Roberto</dc:creator>
              <dc:date>2023-11-08T14:26:00</dc:date>
            </office:change-info>
          </text:insertion>
        </text:changed-region>
        <text:changed-region xml:id="ct94434238354304" text:id="ct94434238354304">
          <text:insertion>
            <office:change-info>
              <dc:creator>Unknown Author</dc:creator>
              <dc:date>2023-11-26T15:13:28</dc:date>
            </office:change-info>
          </text:insertion>
        </text:changed-region>
        <text:changed-region xml:id="ct94434265064160" text:id="ct94434265064160">
          <text:insertion>
            <office:change-info>
              <dc:creator>Simen Luca Roberto</dc:creator>
              <dc:date>2023-11-08T14:26:00</dc:date>
            </office:change-info>
          </text:insertion>
        </text:changed-region>
        <text:changed-region xml:id="ct94434151139216" text:id="ct94434151139216">
          <text:insertion>
            <office:change-info>
              <dc:creator>Simen Luca Roberto</dc:creator>
              <dc:date>2023-11-08T14:26:00</dc:date>
            </office:change-info>
          </text:insertion>
        </text:changed-region>
        <text:changed-region xml:id="ct94434151139504" text:id="ct94434151139504">
          <text:deletion>
            <office:change-info>
              <dc:creator>Simen Luca Roberto</dc:creator>
              <dc:date>2023-11-08T14:26:00</dc:date>
            </office:change-info>
            <text:p text:style-name="P9" loext:marker-style-name="T3"><text:span text:style-name="T3"><text:s/>simultaneously I worked in Professor Pott’s group on theoretical quantum thermodynamics.</text:span></text:p>
          </text:deletion>
        </text:changed-region>
        <text:changed-region xml:id="ct94434151101456" text:id="ct94434151101456">
          <text:deletion>
            <office:change-info>
              <dc:creator>Simen Luca Roberto</dc:creator>
              <dc:date>2023-11-08T14:27:00</dc:date>
            </office:change-info>
            <text:p text:style-name="P4" loext:marker-style-name="T3"><text:bookmark-start text:name="__Annotation__153_2112600733____ Copy 5"/><text:span text:style-name="T3">B</text:span><text:bookmark-end text:name="__Annotation__153_2112600733____ Copy 5"/><text:span text:style-name="T3">eing done with </text:span></text:p>
          </text:deletion>
        </text:changed-region>
        <text:changed-region xml:id="ct94434151108704" text:id="ct94434151108704">
          <text:insertion>
            <office:change-info>
              <dc:creator>Simen Luca Roberto</dc:creator>
              <dc:date>2023-11-08T14:27:00</dc:date>
            </office:change-info>
          </text:insertion>
        </text:changed-region>
        <text:changed-region xml:id="ct94434151137024" text:id="ct94434151137024">
          <text:insertion>
            <office:change-info>
              <dc:creator>Simen Luca Roberto</dc:creator>
              <dc:date>2023-11-08T14:27:00</dc:date>
            </office:change-info>
          </text:insertion>
        </text:changed-region>
        <text:changed-region xml:id="ct94434274206144" text:id="ct94434274206144">
          <text:deletion>
            <office:change-info>
              <dc:creator>Unknown Author</dc:creator>
              <dc:date>2023-11-26T15:12:53</dc:date>
            </office:change-info>
            <text:p text:style-name="P4" loext:marker-style-name="T3"><text:span text:style-name="T3">degree</text:span></text:p>
          </text:deletion>
        </text:changed-region>
        <text:changed-region xml:id="ct94434270189072" text:id="ct94434270189072">
          <text:insertion>
            <office:change-info>
              <dc:creator>Unknown Author</dc:creator>
              <dc:date>2023-11-26T15:12:55</dc:date>
            </office:change-info>
          </text:insertion>
        </text:changed-region>
        <text:changed-region xml:id="ct94434151097744" text:id="ct94434151097744">
          <text:insertion>
            <office:change-info>
              <dc:creator>Simen Luca Roberto</dc:creator>
              <dc:date>2023-11-08T14:27:00</dc:date>
            </office:change-info>
          </text:insertion>
        </text:changed-region>
        <text:changed-region xml:id="ct94434151136000" text:id="ct94434151136000">
          <text:deletion>
            <office:change-info>
              <dc:creator>Simen Luca Roberto</dc:creator>
              <dc:date>2023-11-08T14:27:00</dc:date>
            </office:change-info>
            <text:p text:style-name="P4" loext:marker-style-name="T3"><text:span text:style-name="T3">now </text:span></text:p>
          </text:deletion>
        </text:changed-region>
        <text:changed-region xml:id="ct94434151111296" text:id="ct94434151111296">
          <text:deletion>
            <office:change-info>
              <dc:creator>Simen Luca Roberto</dc:creator>
              <dc:date>2023-11-08T14:27:00</dc:date>
            </office:change-info>
            <text:p text:style-name="P4" loext:marker-style-name="T3"><text:span text:style-name="T3">PHD </text:span></text:p>
          </text:deletion>
        </text:changed-region>
        <text:changed-region xml:id="ct94434151103888" text:id="ct94434151103888">
          <text:insertion>
            <office:change-info>
              <dc:creator>Simen Luca Roberto</dc:creator>
              <dc:date>2023-11-08T14:27:00</dc:date>
            </office:change-info>
          </text:insertion>
        </text:changed-region>
        <text:changed-region xml:id="ct94434151119168" text:id="ct94434151119168">
          <text:deletion>
            <office:change-info>
              <dc:creator>Simen Luca Roberto</dc:creator>
              <dc:date>2023-11-08T14:27:00</dc:date>
            </office:change-info>
            <text:p text:style-name="P4" loext:marker-style-name="T3"><text:span text:style-name="T3">Position</text:span></text:p>
          </text:deletion>
        </text:changed-region>
        <text:changed-region xml:id="ct94434151127248" text:id="ct94434151127248">
          <text:insertion>
            <office:change-info>
              <dc:creator>Simen Luca Roberto</dc:creator>
              <dc:date>2023-11-08T14:27:00</dc:date>
            </office:change-info>
          </text:insertion>
        </text:changed-region>
        <text:changed-region xml:id="ct94434279205648" text:id="ct94434279205648">
          <text:deletion>
            <office:change-info>
              <dc:creator>Unknown Author</dc:creator>
              <dc:date>2023-11-26T15:14:28</dc:date>
            </office:change-info>
            <text:p text:style-name="P4" loext:marker-style-name="T3"><text:span text:style-name="T3">Max-Planck</text:span></text:p>
          </text:deletion>
        </text:changed-region>
        <text:changed-region xml:id="ct94434299477552" text:id="ct94434299477552">
          <text:insertion>
            <office:change-info>
              <dc:creator>Unknown Author</dc:creator>
              <dc:date>2023-11-26T15:14:30</dc:date>
            </office:change-info>
          </text:insertion>
        </text:changed-region>
        <text:changed-region xml:id="ct94434298637600" text:id="ct94434298637600">
          <text:deletion>
            <office:change-info>
              <dc:creator>Unknown Author</dc:creator>
              <dc:date>2023-11-26T15:14:52</dc:date>
            </office:change-info>
            <text:p text:style-name="P4" loext:marker-style-name="T3"><text:span text:style-name="T5"><text:s/>Institute for plasma physics</text:span></text:p>
          </text:deletion>
        </text:changed-region>
        <text:changed-region xml:id="ct94434151118064" text:id="ct94434151118064">
          <text:deletion>
            <office:change-info>
              <dc:creator>Simen Luca Roberto</dc:creator>
              <dc:date>2023-11-08T14:28:00</dc:date>
            </office:change-info>
            <text:p text:style-name="P4" loext:marker-style-name="T3"><text:span text:style-name="T3">for example</text:span></text:p>
          </text:deletion>
        </text:changed-region>
        <text:changed-region xml:id="ct94434151121232" text:id="ct94434151121232">
          <text:insertion>
            <office:change-info>
              <dc:creator>Simen Luca Roberto</dc:creator>
              <dc:date>2023-11-08T14:28:00</dc:date>
            </office:change-info>
          </text:insertion>
        </text:changed-region>
        <text:changed-region xml:id="ct94434299035328" text:id="ct94434299035328">
          <text:insertion>
            <office:change-info>
              <dc:creator>Unknown Author</dc:creator>
              <dc:date>2023-11-26T15:15:44</dc:date>
            </office:change-info>
          </text:insertion>
        </text:changed-region>
        <text:changed-region xml:id="ct94434267842256" text:id="ct94434267842256">
          <text:insertion>
            <office:change-info>
              <dc:creator>Simen Luca Roberto</dc:creator>
              <dc:date>2023-11-08T14:28:00</dc:date>
            </office:change-info>
          </text:insertion>
        </text:changed-region>
        <text:changed-region xml:id="ct94434275120944" text:id="ct94434275120944">
          <text:deletion>
            <office:change-info>
              <dc:creator>Unknown Author</dc:creator>
              <dc:date>2023-11-26T15:15:41</dc:date>
            </office:change-info>
            <text:p text:style-name="P4" loext:marker-style-name="T3"><text:span text:style-name="T3">generation of energy. One example for this could be your focus</text:span></text:p>
          </text:deletion>
          <text:insertion>
            <office:change-info>
              <dc:creator>Simen Luca Roberto</dc:creator>
              <dc:date>2023-11-08T14:28:00</dc:date>
            </office:change-info>
          </text:insertion>
        </text:changed-region>
        <text:changed-region xml:id="ct94434226622512" text:id="ct94434226622512">
          <text:deletion>
            <office:change-info>
              <dc:creator>Unknown Author</dc:creator>
              <dc:date>2023-11-26T15:15:41</dc:date>
            </office:change-info>
            <text:p text:style-name="P4" loext:marker-style-name="T3"><text:span text:style-name="T3"><text:s/>on tokamak-theory</text:span></text:p>
          </text:deletion>
        </text:changed-region>
        <text:changed-region xml:id="ct94434151130336" text:id="ct94434151130336">
          <text:insertion>
            <office:change-info>
              <dc:creator>Simen Luca Roberto</dc:creator>
              <dc:date>2023-11-08T14:29:00</dc:date>
            </office:change-info>
          </text:insertion>
        </text:changed-region>
        <text:changed-region xml:id="ct94434151132832" text:id="ct94434151132832">
          <text:deletion>
            <office:change-info>
              <dc:creator>Simen Luca Roberto</dc:creator>
              <dc:date>2023-11-08T14:29:00</dc:date>
            </office:change-info>
            <text:p text:style-name="P4" loext:marker-style-name="T3"><text:span text:style-name="T3">as an essential contribution to the future of generation of energy</text:span></text:p>
          </text:deletion>
        </text:changed-region>
        <text:changed-region xml:id="ct94434151116544" text:id="ct94434151116544">
          <text:insertion>
            <office:change-info>
              <dc:creator>Simen Luca Roberto</dc:creator>
              <dc:date>2023-11-08T14:29:00</dc:date>
            </office:change-info>
          </text:insertion>
        </text:changed-region>
        <text:changed-region xml:id="ct94434151155728" text:id="ct94434151155728">
          <text:deletion>
            <office:change-info>
              <dc:creator>Simen Luca Roberto</dc:creator>
              <dc:date>2023-11-08T14:30:00</dc:date>
            </office:change-info>
            <text:p text:style-name="P4" loext:marker-style-name="T3"><text:span text:style-name="T3">In my PHD</text:span></text:p>
          </text:deletion>
        </text:changed-region>
        <text:changed-region xml:id="ct94434151123136" text:id="ct94434151123136">
          <text:insertion>
            <office:change-info>
              <dc:creator>Simen Luca Roberto</dc:creator>
              <dc:date>2023-11-08T14:30:00</dc:date>
            </office:change-info>
          </text:insertion>
        </text:changed-region>
        <text:changed-region xml:id="ct94434151124384" text:id="ct94434151124384">
          <text:deletion>
            <office:change-info>
              <dc:creator>Simen Luca Roberto</dc:creator>
              <dc:date>2023-11-08T14:30:00</dc:date>
            </office:change-info>
            <text:p text:style-name="P4" loext:marker-style-name="T3"><text:span text:style-name="T3">a </text:span></text:p>
          </text:deletion>
        </text:changed-region>
        <text:changed-region xml:id="ct94434151119952" text:id="ct94434151119952">
          <text:insertion>
            <office:change-info>
              <dc:creator>Simen Luca Roberto</dc:creator>
              <dc:date>2023-11-08T14:30:00</dc:date>
            </office:change-info>
          </text:insertion>
        </text:changed-region>
        <text:changed-region xml:id="ct94434151167392" text:id="ct94434151167392">
          <text:deletion>
            <office:change-info>
              <dc:creator>Simen Luca Roberto</dc:creator>
              <dc:date>2023-11-08T14:31:00</dc:date>
            </office:change-info>
            <text:p text:style-name="P4" loext:marker-style-name="T3"><text:span text:style-name="T3">contribute </text:span></text:p>
          </text:deletion>
        </text:changed-region>
        <text:changed-region xml:id="ct94434151168352" text:id="ct94434151168352">
          <text:insertion>
            <office:change-info>
              <dc:creator>Simen Luca Roberto</dc:creator>
              <dc:date>2023-11-08T14:31:00</dc:date>
            </office:change-info>
          </text:insertion>
        </text:changed-region>
        <text:changed-region xml:id="ct94434151168640" text:id="ct94434151168640">
          <text:deletion>
            <office:change-info>
              <dc:creator>Simen Luca Roberto</dc:creator>
              <dc:date>2023-11-08T14:31:00</dc:date>
            </office:change-info>
            <text:p text:style-name="P4" loext:marker-style-name="T3"><text:span text:style-name="T3">something </text:span></text:p>
          </text:deletion>
        </text:changed-region>
        <text:changed-region xml:id="ct94434151169600" text:id="ct94434151169600">
          <text:deletion>
            <office:change-info>
              <dc:creator>Simen Luca Roberto</dc:creator>
              <dc:date>2023-11-08T14:31:00</dc:date>
            </office:change-info>
            <text:p text:style-name="P4" loext:marker-style-name="T3"><text:span text:style-name="T3">the </text:span></text:p>
          </text:deletion>
        </text:changed-region>
        <text:changed-region xml:id="ct94434151171616" text:id="ct94434151171616">
          <text:insertion>
            <office:change-info>
              <dc:creator>Simen Luca Roberto</dc:creator>
              <dc:date>2023-11-08T14:31:00</dc:date>
            </office:change-info>
          </text:insertion>
        </text:changed-region>
        <text:changed-region xml:id="ct94434237197904" text:id="ct94434237197904">
          <text:insertion>
            <office:change-info>
              <dc:creator>Unknown Author</dc:creator>
              <dc:date>2023-11-26T17:34:31</dc:date>
            </office:change-info>
          </text:insertion>
        </text:changed-region>
        <text:changed-region xml:id="ct94434298518640" text:id="ct94434298518640">
          <text:deletion>
            <office:change-info>
              <dc:creator>Unknown Author</dc:creator>
              <dc:date>2023-11-26T17:33:45</dc:date>
            </office:change-info>
            <text:p text:style-name="P4" loext:marker-style-name="T3"><text:span text:style-name="T5">plasma astrophysics</text:span></text:p>
          </text:deletion>
        </text:changed-region>
        <text:changed-region xml:id="ct94434151170656" text:id="ct94434151170656">
          <text:deletion>
            <office:change-info>
              <dc:creator>Simen Luca Roberto</dc:creator>
              <dc:date>2023-11-08T14:31:00</dc:date>
            </office:change-info>
            <text:p text:style-name="P4" loext:marker-style-name="T3"><text:span text:style-name="T3">work with </text:span></text:p>
          </text:deletion>
        </text:changed-region>
        <text:changed-region xml:id="ct94434151174528" text:id="ct94434151174528">
          <text:insertion>
            <office:change-info>
              <dc:creator>Simen Luca Roberto</dc:creator>
              <dc:date>2023-11-08T14:31:00</dc:date>
            </office:change-info>
          </text:insertion>
        </text:changed-region>
        <text:changed-region xml:id="ct94434151176288" text:id="ct94434151176288">
          <text:deletion>
            <office:change-info>
              <dc:creator>Simen Luca Roberto</dc:creator>
              <dc:date>2023-11-08T14:31:00</dc:date>
            </office:change-info>
            <text:p text:style-name="P4" loext:marker-style-name="T3"><text:span text:style-name="T3"> </text:span></text:p>
          </text:deletion>
        </text:changed-region>
        <text:changed-region xml:id="ct94434151177728" text:id="ct94434151177728">
          <text:deletion>
            <office:change-info>
              <dc:creator>Simen Luca Roberto</dc:creator>
              <dc:date>2023-11-08T14:31:00</dc:date>
            </office:change-info>
            <text:p text:style-name="P4" loext:marker-style-name="T3"><text:span text:style-name="T3"> </text:span></text:p>
          </text:deletion>
        </text:changed-region>
        <text:changed-region xml:id="ct94434329888736" text:id="ct94434329888736">
          <text:insertion>
            <office:change-info>
              <dc:creator>Unknown Author</dc:creator>
              <dc:date>2023-11-26T17:36:16</dc:date>
            </office:change-info>
          </text:insertion>
        </text:changed-region>
        <text:changed-region xml:id="ct94434355954048" text:id="ct94434355954048">
          <text:insertion>
            <office:change-info>
              <dc:creator>Unknown Author</dc:creator>
              <dc:date>2023-11-26T17:37:20</dc:date>
            </office:change-info>
          </text:insertion>
        </text:changed-region>
        <text:changed-region xml:id="ct94434300033616" text:id="ct94434300033616">
          <text:insertion>
            <office:change-info>
              <dc:creator>Unknown Author</dc:creator>
              <dc:date>2023-11-26T17:34:51</dc:date>
            </office:change-info>
          </text:insertion>
        </text:changed-region>
        <text:changed-region xml:id="ct94434301924896" text:id="ct94434301924896">
          <text:deletion>
            <office:change-info>
              <dc:creator>Unknown Author</dc:creator>
              <dc:date>2023-11-26T17:35:45</dc:date>
            </office:change-info>
            <text:p text:style-name="P4" loext:marker-style-name="T3"><text:span text:style-name="T3">simulations</text:span></text:p>
          </text:deletion>
        </text:changed-region>
        <text:changed-region xml:id="ct94434300987952" text:id="ct94434300987952">
          <text:insertion>
            <office:change-info>
              <dc:creator>Unknown Author</dc:creator>
              <dc:date>2023-11-26T17:37:27</dc:date>
            </office:change-info>
          </text:insertion>
        </text:changed-region>
        <text:changed-region xml:id="ct94434356043008" text:id="ct94434356043008">
          <text:deletion>
            <office:change-info>
              <dc:creator>Unknown Author</dc:creator>
              <dc:date>2023-11-26T17:35:23</dc:date>
            </office:change-info>
            <text:p text:style-name="P4" loext:marker-style-name="T3"><text:span text:style-name="T5">theory</text:span></text:p>
          </text:deletion>
        </text:changed-region>
        <text:changed-region xml:id="ct94434151094224" text:id="ct94434151094224">
          <text:deletion>
            <office:change-info>
              <dc:creator>Simen Luca Roberto</dc:creator>
              <dc:date>2023-11-08T14:22:00</dc:date>
            </office:change-info>
            <text:p text:style-name="P4" loext:marker-style-name="T3"><text:bookmark-start text:name="__Annotation__211_2112600733____ Copy 5"/><text:span text:style-name="T3">I</text:span><text:bookmark-end text:name="__Annotation__211_2112600733____ Copy 5"/></text:p>
          </text:deletion>
        </text:changed-region>
        <text:changed-region xml:id="ct94434151117728" text:id="ct94434151117728">
          <text:deletion>
            <office:change-info>
              <dc:creator>Simen Luca Roberto</dc:creator>
              <dc:date>2023-11-08T14:22:00</dc:date>
            </office:change-info>
            <text:p text:style-name="P4" loext:marker-style-name="T3"><text:span text:style-name="T3"><text:s/>am able to code in Python, Fortran, Java and other programming languages. During my master studies I had lectures about high energy particle physics and quantum field theory. </text:span></text:p>
          </text:deletion>
        </text:changed-region>
        <text:changed-region xml:id="ct94434151125152" text:id="ct94434151125152">
          <text:insertion>
            <office:change-info>
              <dc:creator>Simen Luca Roberto</dc:creator>
              <dc:date>2023-11-08T14:22:00</dc:date>
            </office:change-info>
          </text:insertion>
        </text:changed-region>
        <text:changed-region xml:id="ct94434151070752" text:id="ct94434151070752">
          <text:deletion>
            <office:change-info>
              <dc:creator>Simen Luca Roberto</dc:creator>
              <dc:date>2023-11-08T14:33:00</dc:date>
            </office:change-info>
            <text:p text:style-name="P4" loext:marker-style-name="T3"><text:span text:style-name="T3">very </text:span></text:p>
          </text:deletion>
        </text:changed-region>
        <text:changed-region xml:id="ct94434151129968" text:id="ct94434151129968">
          <text:insertion>
            <office:change-info>
              <dc:creator>Simen Luca Roberto</dc:creator>
              <dc:date>2023-11-08T14:33:00</dc:date>
            </office:change-info>
          </text:insertion>
        </text:changed-region>
        <text:changed-region xml:id="ct94434151140336" text:id="ct94434151140336">
          <text:deletion>
            <office:change-info>
              <dc:creator>Simen Luca Roberto</dc:creator>
              <dc:date>2023-11-08T14:33:00</dc:date>
            </office:change-info>
            <text:p text:style-name="P4" loext:marker-style-name="T3"><text:span text:style-name="T3">During my </text:span></text:p>
          </text:deletion>
        </text:changed-region>
        <text:changed-region xml:id="ct94434151135600" text:id="ct94434151135600">
          <text:insertion>
            <office:change-info>
              <dc:creator>Simen Luca Roberto</dc:creator>
              <dc:date>2023-11-08T14:33:00</dc:date>
            </office:change-info>
          </text:insertion>
        </text:changed-region>
        <text:changed-region xml:id="ct94434151127536" text:id="ct94434151127536">
          <text:insertion>
            <office:change-info>
              <dc:creator>Simen Luca Roberto</dc:creator>
              <dc:date>2023-11-08T14:34:00</dc:date>
            </office:change-info>
          </text:insertion>
        </text:changed-region>
        <text:changed-region xml:id="ct94434151174816" text:id="ct94434151174816">
          <text:deletion>
            <office:change-info>
              <dc:creator>Simen Luca Roberto</dc:creator>
              <dc:date>2023-11-08T14:34:00</dc:date>
            </office:change-info>
            <text:p text:style-name="P4" loext:marker-style-name="T3"><text:span text:style-name="T3">I learned</text:span></text:p>
          </text:deletion>
        </text:changed-region>
        <text:changed-region xml:id="ct94434151168928" text:id="ct94434151168928">
          <text:insertion>
            <office:change-info>
              <dc:creator>Simen Luca Roberto</dc:creator>
              <dc:date>2023-11-08T14:34:00</dc:date>
            </office:change-info>
          </text:insertion>
        </text:changed-region>
        <text:changed-region xml:id="ct94434151102080" text:id="ct94434151102080">
          <text:deletion>
            <office:change-info>
              <dc:creator>Simen Luca Roberto</dc:creator>
              <dc:date>2023-11-08T14:34:00</dc:date>
            </office:change-info>
            <text:p text:style-name="P4" loext:marker-style-name="T3"><text:span text:style-name="T3">in view of all circumstances</text:span></text:p>
          </text:deletion>
        </text:changed-region>
        <text:changed-region xml:id="ct94434151109872" text:id="ct94434151109872">
          <text:insertion>
            <office:change-info>
              <dc:creator>Simen Luca Roberto</dc:creator>
              <dc:date>2023-11-08T14:34:00</dc:date>
            </office:change-info>
          </text:insertion>
        </text:changed-region>
        <text:changed-region xml:id="ct94434151026112" text:id="ct94434151026112">
          <text:deletion>
            <office:change-info>
              <dc:creator>Simen Luca Roberto</dc:creator>
              <dc:date>2023-11-08T14:35:00</dc:date>
            </office:change-info>
            <text:p text:style-name="Text_20_body_20__28_user_29_" loext:marker-style-name="T3"><text:span text:style-name="T3">I am looking forward to hearing from you!</text:span></text:p>
          </text:deletion>
        </text:changed-region>
        <text:changed-region xml:id="ct94434151099440" text:id="ct94434151099440">
          <text:insertion>
            <office:change-info>
              <dc:creator>Simen Luca Roberto</dc:creator>
              <dc:date>2023-11-08T14:35:00</dc:date>
            </office:change-info>
          </text:insertion>
        </text:changed-region>
        <text:changed-region xml:id="ct94434151123424" text:id="ct94434151123424">
          <text:deletion>
            <office:change-info>
              <dc:creator>Simen Luca Roberto</dc:creator>
              <dc:date>2023-11-08T14:36:00</dc:date>
            </office:change-info>
            <text:p text:style-name="Text_20_body_20__28_user_29_" loext:marker-style-name="T3"><text:span text:style-name="T3">Kind regards</text:span></text:p>
          </text:deletion>
        </text:changed-region>
        <text:changed-region xml:id="ct94434151102528" text:id="ct94434151102528">
          <text:insertion>
            <office:change-info>
              <dc:creator>Simen Luca Roberto</dc:creator>
              <dc:date>2023-11-08T14:36:00</dc:date>
            </office:change-info>
          </text:insertion>
        </text:changed-region>
        <text:changed-region xml:id="ct94434151141568" text:id="ct94434151141568">
          <text:format-change>
            <office:change-info>
              <dc:creator>Simen Luca Roberto</dc:creator>
              <dc:date>2023-11-08T14:35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bookmark text:name="docs-internal-guid-844e671e-7fff-2f7f-3f"/><text:span text:style-name="T1">Sander Stammbach<text:line-break/>Rainweg 11</text:span><text:span text:style-name="T1"/></text:p>
      <text:p text:style-name="P6" loext:marker-style-name="T1"><text:span text:style-name="T1">4450 Sissach</text:span><text:span text:style-name="T1"/></text:p>
      <text:p text:style-name="P6" loext:marker-style-name="T1"><text:span text:style-name="T1">Schweiz<text:line-break/>Tel: +41 79 589 32 69</text:span><text:span text:style-name="T1"/></text:p>
      <text:p text:style-name="P7" loext:marker-style-name="T2"><text:span text:style-name="T2">E-Mail: sander.stammbach@oultook.com</text:span><text:span text:style-name="T2"/></text:p>
      <text:p text:style-name="P2" loext:marker-style-name="T3"><text:change-start text:change-id="ct94434150601296"/><text:span text:style-name="T3">Arnold-Sommerfelder Center of Theoretical Physics </text:span><text:change-end text:change-id="ct94434150601296"/><text:change text:change-id="ct94434151059024"/><text:change-start text:change-id="ct94434151064800"/></text:p>
      <text:p text:style-name="P2" loext:marker-style-name="T3"><text:span text:style-name="T3">Theresienstrasse 37</text:span><text:span text:style-name="T3"/></text:p>
      <text:p text:style-name="P2" loext:marker-style-name="T3"><text:span text:style-name="T3">Munich</text:span><text:span text:style-name="T3"/></text:p>
      <text:p text:style-name="P2" loext:marker-style-name="T3"><text:span text:style-name="T3">Germany</text:span><text:span text:style-name="T3"/></text:p>
      <text:p text:style-name="P1" loext:marker-style-name="T6"/>
      <text:p text:style-name="P3" loext:marker-style-name="T3"><text:change-end text:change-id="ct94434151064800"/><text:change text:change-id="ct94434151065328"/><text:span text:style-name="T3">Sissach, </text:span><text:change-start text:change-id="ct94434151068272"/><text:span text:style-name="T3">25.11.</text:span><text:change-end text:change-id="ct94434151068272"/><text:change text:change-id="ct94434151068672"/><text:span text:style-name="T3">.2023</text:span></text:p>
      <text:p text:style-name="P8" loext:marker-style-name="T3"><text:span text:style-name="T3">Dear Prof</text:span><text:change-start text:change-id="ct94434100784080"/><text:span text:style-name="T4">fessor </text:span><text:a xlink:type="simple" xlink:href="https://www.quantiki.org/users/csschilling" text:style-name="Internet_20_link" text:visited-style-name="Visited_20_Internet_20_Link">schilling</text:a><text:span text:style-name="T4">.</text:span><text:change-end text:change-id="ct94434100784080"/><text:change text:change-id="ct94434150589296"/><text:change text:change-id="ct94434151070464"/><text:change text:change-id="ct94434297818192"/><text:change text:change-id="ct94434151085552"/><text:change text:change-id="ct94434151063520"/></text:p>
      <text:p text:style-name="P10" loext:marker-style-name="T3"><text:change-start text:change-id="ct94434151062480"/><text:span text:style-name="T3">My Name <text:s/>is Sander Stammbach . On the quantiki page I get informed about your PhD possiti</text:span><text:span text:style-name="T4">+</text:span><text:span text:style-name="T3">on. <text:s/>I made my masterexam by <text:s/>Dr. James wootten in the topic of quantum computing. <text:s/></text:span></text:p>
      <text:p text:style-name="P5" loext:marker-style-name="T3"><text:change-end text:change-id="ct94434151062480"/><text:change-start text:change-id="ct94434151070128"/><office:annotation office:name="__Annotation__76_2112600733" loext:resolved="false"><dc:creator>Simen Luca Roberto</dc:creator><dc:date>2023-11-08T14:18:00</dc:date><meta:creator-initials>SLR</meta:creator-initials><text:p><text:span text:style-name="T7">Langer Einzelsatz, aufteilen.</text:span></text:p></office:annotation><text:span text:style-name="T3">I</text:span><text:change-end text:change-id="ct94434151070128"/><text:change text:change-id="ct94434147733664"/><text:change text:change-id="ct94434151069440"/><text:change text:change-id="ct94434151071232"/><text:change text:change-id="ct94434151071600"/><text:change text:change-id="ct94434151071888"/><text:change text:change-id="ct94434151087376"/><text:change text:change-id="ct94434151087744"/><text:change text:change-id="ct94434151088032"/><text:change text:change-id="ct94434150934336"/><text:change text:change-id="ct94434151088320"/><text:change text:change-id="ct94434151088608"/><text:change text:change-id="ct94434151088896"/><text:change text:change-id="ct94434151089184"/><text:change text:change-id="ct94434151093936"/><text:change-start text:change-id="ct94434151094560"/><text:span text:style-name="T3">This piqued my interest</text:span><text:change-end text:change-id="ct94434151094560"/><text:span text:style-name="T3"> instantly</text:span><text:change text:change-id="ct94434151095856"/><text:change-start text:change-id="ct94434151096816"/><text:span text:style-name="T3">, as</text:span><text:change-end text:change-id="ct94434151096816"/><text:span text:style-name="T3"> it is the perfect opportunity to further my studies in the field of </text:span><text:change text:change-id="ct94434238188688"/><text:change-start text:change-id="ct94434238266832"/><text:span text:style-name="T4">quantum computing</text:span><text:change-end text:change-id="ct94434238266832"/><text:span text:style-name="T3"> after the completion of my master</text:span><text:change-start text:change-id="ct94434151098720"/><text:span text:style-name="T3">’</text:span><text:change-end text:change-id="ct94434151098720"/><text:span text:style-name="T3">s degree. </text:span><office:annotation-end office:name="__Annotation__76_2112600733"/><text:change text:change-id="ct94434269850240"/><text:change text:change-id="ct94434145681488"/><text:change-start text:change-id="ct94434150453568"/><text:span text:style-name="T3">My objective has</text:span><text:change-end text:change-id="ct94434150453568"/><text:change-start text:change-id="ct94434266294928"/><text:span text:style-name="T5">a</text:span><text:change-end text:change-id="ct94434266294928"/><text:change-start text:change-id="ct94434237522608"/><text:span text:style-name="T3"> always been </text:span><text:change-end text:change-id="ct94434237522608"/><text:change text:change-id="ct94434094086896"/><text:span text:style-name="T3">to </text:span><text:change text:change-id="ct94434151096480"/><text:change-start text:change-id="ct94434151095520"/><text:span text:style-name="T3">become </text:span><text:change-end text:change-id="ct94434151095520"/><text:span text:style-name="T3">a </text:span><text:change text:change-id="ct94434151098048"/><text:change-start text:change-id="ct94434151100832"/><text:span text:style-name="T3">physicist, which is why </text:span><text:change-end text:change-id="ct94434151100832"/><text:span text:style-name="T3">I did my </text:span><text:change text:change-id="ct94434151101792"/><text:change-start text:change-id="ct94434151102832"/><office:annotation office:name="__Annotation__106_2112600733" loext:resolved="false"><dc:creator>Simen Luca Roberto</dc:creator><dc:date>2023-11-08T14:37:00</dc:date><meta:creator-initials>SLR</meta:creator-initials><text:p><text:span text:style-name="T7">Ist es vielleicht noch interessant, was der Fokus deiner BA These war?</text:span></text:p></office:annotation><text:span text:style-name="T3">bachelor’s </text:span><text:change-end text:change-id="ct94434151102832"/><text:change text:change-id="ct94434151103120"/><text:change-start text:change-id="ct94434151109184"/><text:span text:style-name="T3">degree </text:span><text:change-end text:change-id="ct94434151109184"/><office:annotation-end office:name="__Annotation__106_2112600733"/><text:change-start text:change-id="ct94434151110272"/><text:span text:style-name="T3">I</text:span><text:change-end text:change-id="ct94434151110272"/><text:span text:style-name="T3">in Physics at the University of Basel. </text:span><text:change-start text:change-id="ct94434151110560"/><text:span text:style-name="T3">Throughout my studies, I learned to code in Python, Fortran, Java, and other programming languages. During my master studies, I focused on theoretical quantum</text:span><text:change-end text:change-id="ct94434151110560"/><text:change text:change-id="ct94434265252752"/><text:change-start text:change-id="ct94434264374624"/><text:span text:style-name="T5">physics </text:span><text:change-end text:change-id="ct94434264374624"/><text:change text:change-id="ct94434271102656"/><text:change-start text:change-id="ct94434271152672"/><text:span text:style-name="T4">.</text:span><text:change-end text:change-id="ct94434271152672"/><text:change text:change-id="ct94434263940144"/><text:change-start text:change-id="ct94434267431792"/><text:span text:style-name="T3">as </text:span><text:change-end text:change-id="ct94434267431792"/><text:span text:style-name="T3">I </text:span><text:change text:change-id="ct94434151117440"/><text:change-start text:change-id="ct94434151118880"/><text:span text:style-name="T3">am </text:span><text:change-end text:change-id="ct94434151118880"/><text:span text:style-name="T3">especially interested in </text:span><text:change text:change-id="ct94434151120272"/><text:change-start text:change-id="ct94434151121904"/><text:span text:style-name="T3">this field</text:span><text:change-end text:change-id="ct94434151121904"/><text:span text:style-name="T3">. </text:span><text:change-start text:change-id="ct94434151126192"/><text:span text:style-name="T3">In addition, I attended lectures about high energy particle physics as well as about quantum field theory. Moreover, I worked in Professor Pott’s group on theoretical quantum thermodynamics. Finally, </text:span><text:change-end text:change-id="ct94434151126192"/><text:change text:change-id="ct94434151126560"/><text:span text:style-name="T3">my </text:span><text:change text:change-id="ct94434151127968"/><text:change-start text:change-id="ct94434151129392"/><text:span text:style-name="T3">master’s</text:span><text:change-end text:change-id="ct94434151129392"/><text:change text:change-id="ct94434151129680"/><text:change-start text:change-id="ct94434151131440"/><text:span text:style-name="T3"> </text:span><text:change-end text:change-id="ct94434151131440"/><text:span text:style-name="T3">thesis </text:span><text:change text:change-id="ct94434151133216"/><text:change-start text:change-id="ct94434151134688"/><text:span text:style-name="T3">consisted in </text:span><text:change-end text:change-id="ct94434151134688"/><text:change text:change-id="ct94434151134976"/><text:change-start text:change-id="ct94434151136464"/><text:span text:style-name="T3">researching </text:span><text:change-end text:change-id="ct94434151136464"/><text:span text:style-name="T3">numerical simulations,</text:span><text:change-start text:change-id="ct94434270531600"/><text:span text:style-name="T3"> </text:span><text:span text:style-name="T5">where I focused of </text:span><text:change-end text:change-id="ct94434270531600"/><text:change-start text:change-id="ct94434151145232"/><text:span text:style-name="T3"><text:s/></text:span><text:change-end text:change-id="ct94434151145232"/><text:change-start text:change-id="ct94434238354304"/><text:span text:style-name="T5">full counting statistics </text:span><text:change-end text:change-id="ct94434238354304"/><text:change-start text:change-id="ct94434265064160"/><office:annotation office:name="__Annotation__144_2112600733" loext:resolved="false"><dc:creator>Simen Luca Roberto</dc:creator><dc:date>2023-11-08T14:38:00</dc:date><meta:creator-initials>SLR</meta:creator-initials><text:p><text:span text:style-name="T7">Evtl. mehr über die MA These schreiben?</text:span></text:p></office:annotation><text:span text:style-name="T3">(…)</text:span><text:change-end text:change-id="ct94434265064160"/><office:annotation-end office:name="__Annotation__144_2112600733"/><text:change-start text:change-id="ct94434151139216"/><text:span text:style-name="T3">.</text:span><text:change-end text:change-id="ct94434151139216"/><text:change text:change-id="ct94434151139504"/><text:span text:style-name="T3"> </text:span></text:p>
      <text:p text:style-name="P4" loext:marker-style-name="T3"><text:change text:change-id="ct94434151101456"/><office:annotation office:name="__Annotation__153_2112600733" loext:resolved="false"><dc:creator>Simen Luca Roberto</dc:creator><dc:date>2023-11-08T14:39:00</dc:date><meta:creator-initials>SLR</meta:creator-initials><text:p><text:span text:style-name="T7">"Being done with" bedeutet "Die Nase voll haben"</text:span></text:p></office:annotation><office:annotation-end office:name="__Annotation__153_2112600733"/><text:change-start text:change-id="ct94434151108704"/><text:span text:style-name="T3">Now that I have successfully completed </text:span><text:change-end text:change-id="ct94434151108704"/><text:span text:style-name="T3">my master</text:span><text:change-start text:change-id="ct94434151137024"/><text:span text:style-name="T3">’</text:span><text:change-end text:change-id="ct94434151137024"/><text:span text:style-name="T3">s </text:span><text:change text:change-id="ct94434274206144"/><text:change-start text:change-id="ct94434270189072"/><text:span text:style-name="T3"><text:s/></text:span><text:span text:style-name="T5">degree</text:span><text:change-end text:change-id="ct94434270189072"/><text:change-start text:change-id="ct94434151097744"/><text:span text:style-name="T3">,</text:span><text:change-end text:change-id="ct94434151097744"/><text:span text:style-name="T3"> I would </text:span><text:change text:change-id="ct94434151136000"/><text:span text:style-name="T3">like to further my studies in a </text:span><text:change text:change-id="ct94434151111296"/><text:change-start text:change-id="ct94434151103888"/><text:span text:style-name="T3">PhD </text:span><text:change-end text:change-id="ct94434151103888"/><text:change text:change-id="ct94434151119168"/><text:change-start text:change-id="ct94434151127248"/><text:span text:style-name="T3">position</text:span><text:change-end text:change-id="ct94434151127248"/><text:span text:style-name="T3">. The </text:span><text:change text:change-id="ct94434279205648"/><text:change-start text:change-id="ct94434299477552"/><text:span text:style-name="T3"><text:s/></text:span><text:span text:style-name="T5">LMU</text:span><text:change-end text:change-id="ct94434299477552"/><text:change text:change-id="ct94434298637600"/><text:span text:style-name="T3"> in Munich is especially appealing for me since I see your work </text:span><text:change text:change-id="ct94434151118064"/><text:change-start text:change-id="ct94434151121232"/><text:span text:style-name="T3">as an essential contribution to the future of</text:span><text:change-end text:change-id="ct94434151121232"/><text:change-start text:change-id="ct94434299035328"/><text:span text:style-name="T3"> </text:span><text:span text:style-name="T5">quantum computing</text:span><text:change-end text:change-id="ct94434299035328"/><text:change-start text:change-id="ct94434267842256"/><text:span text:style-name="T3"> </text:span><text:change-end text:change-id="ct94434267842256"/><text:change text:change-id="ct94434275120944"/><text:change text:change-id="ct94434226622512"/><text:change-start text:change-id="ct94434151130336"/><text:span text:style-name="T3">,</text:span><text:change-end text:change-id="ct94434151130336"/><text:span text:style-name="T3"> </text:span><text:change text:change-id="ct94434151132832"/><text:change-start text:change-id="ct94434151116544"/><text:soft-page-break/><text:span text:style-name="T3">which I find particularly </text:span><office:annotation office:name="__Annotation__182_2112600733" loext:resolved="false"><dc:creator>Simen Luca Roberto</dc:creator><dc:date>2023-11-08T14:39:00</dc:date><meta:creator-initials>SLR</meta:creator-initials><text:p><text:span text:style-name="T7">Du darfst gerne mehr über dein Enthusiasmus schreiben.</text:span></text:p></office:annotation><text:span text:style-name="T3">interesting</text:span><text:change-end text:change-id="ct94434151116544"/><office:annotation-end office:name="__Annotation__182_2112600733"/><text:span text:style-name="T3">. </text:span><text:change text:change-id="ct94434151155728"/><text:change-start text:change-id="ct94434151123136"/><text:span text:style-name="T3">As a PhD student,</text:span><text:change-end text:change-id="ct94434151123136"/><text:span text:style-name="T3"> I would love to be </text:span><text:change text:change-id="ct94434151124384"/><text:span text:style-name="T3">part of the research development and to </text:span><text:change-start text:change-id="ct94434151119952"/><text:span text:style-name="T3">make significant </text:span><text:change-end text:change-id="ct94434151119952"/><text:change text:change-id="ct94434151167392"/><text:change-start text:change-id="ct94434151168352"/><text:span text:style-name="T3">contributions </text:span><text:change-end text:change-id="ct94434151168352"/><text:change text:change-id="ct94434151168640"/><text:span text:style-name="T3">to </text:span><text:change text:change-id="ct94434151169600"/><text:change-start text:change-id="ct94434151171616"/><text:span text:style-name="T3">your work on </text:span><text:change-end text:change-id="ct94434151171616"/><text:change-start text:change-id="ct94434237197904"/><text:span text:style-name="T5">quantum computing </text:span><text:change-end text:change-id="ct94434237197904"/><text:change text:change-id="ct94434298518640"/><text:span text:style-name="T3"><text:s/></text:span><text:change text:change-id="ct94434151170656"/><text:change-start text:change-id="ct94434151174528"/><text:span text:style-name="T3">using </text:span><text:change-end text:change-id="ct94434151174528"/><text:span text:style-name="T3">my expertise</text:span><text:change text:change-id="ct94434151176288"/><text:span text:style-name="T3"> in numerical</text:span><text:change text:change-id="ct94434151177728"/><text:change-start text:change-id="ct94434329888736"/><text:span text:style-name="T3"> </text:span><text:span text:style-name="T5">and </text:span><text:span text:style-name="T3"><text:s/></text:span><text:span text:style-name="T5">analytical </text:span><text:change-end text:change-id="ct94434329888736"/><text:change-start text:change-id="ct94434355954048"/><text:span text:style-name="T5">skills</text:span><text:change-end text:change-id="ct94434355954048"/><text:change-start text:change-id="ct94434300033616"/><text:span text:style-name="T3">,</text:span><text:change-end text:change-id="ct94434300033616"/><text:span text:style-name="T3"> </text:span><text:change text:change-id="ct94434301924896"/><text:span text:style-name="T3"><text:s/>in quantum </text:span><text:change-start text:change-id="ct94434300987952"/><text:span text:style-name="T5">physics</text:span><text:change-end text:change-id="ct94434300987952"/><text:change text:change-id="ct94434356043008"/><text:span text:style-name="T3">.</text:span></text:p>
      <text:p text:style-name="P4" loext:marker-style-name="T3"><text:change text:change-id="ct94434151094224"/><office:annotation office:name="__Annotation__211_2112600733" loext:resolved="false"><dc:creator>Simen Luca Roberto</dc:creator><dc:date>2023-11-08T14:23:00</dc:date><meta:creator-initials>SLR</meta:creator-initials><text:p><text:span text:style-name="T7">Oben eingefügt.</text:span></text:p></office:annotation><office:annotation-end office:name="__Annotation__211_2112600733"/><text:change text:change-id="ct94434151117728"/><text:change-start text:change-id="ct94434151125152"/></text:p>
      <text:p text:style-name="P4" loext:marker-style-name="T3"><text:change-end text:change-id="ct94434151125152"/><text:span text:style-name="T3">I am a </text:span><text:change text:change-id="ct94434151070752"/><text:change-start text:change-id="ct94434151129968"/><text:span text:style-name="T3">strongly </text:span><text:change-end text:change-id="ct94434151129968"/><text:span text:style-name="T3">resilient researcher with a high stress tolerance. </text:span><text:change text:change-id="ct94434151140336"/><text:change-start text:change-id="ct94434151135600"/><text:span text:style-name="T3">After my studies, I participated in various </text:span><text:change-end text:change-id="ct94434151135600"/><text:span text:style-name="T3">humanitarian aid trips to the Ukrainian warzone</text:span><text:change-start text:change-id="ct94434151127536"/><text:span text:style-name="T3">.</text:span><text:change-end text:change-id="ct94434151127536"/><text:span text:style-name="T3"> </text:span><text:change text:change-id="ct94434151174816"/><text:change-start text:change-id="ct94434151168928"/><text:span text:style-name="T3">This experience taught me</text:span><text:change-end text:change-id="ct94434151168928"/><text:span text:style-name="T3"> how to keep calm in stressful situations and how to look for the best solution </text:span><text:change text:change-id="ct94434151102080"/><text:change-start text:change-id="ct94434151109872"/><text:span text:style-name="T3">while taking all circumstances into consideration</text:span><text:change-end text:change-id="ct94434151109872"/><text:span text:style-name="T3">.</text:span><text:span text:style-name="T3"/></text:p>
      <text:p text:style-name="Text_20_body_20__28_user_29_" loext:marker-style-name="T3"><text:change text:change-id="ct94434151026112"/><text:change-start text:change-id="ct94434151099440"/><text:span text:style-name="T3">I would like to thank you in advance for your consideration, and I look forward to meeting you in person to discuss the possibility of my appointment.</text:span><text:span text:style-name="T3"/></text:p>
      <text:p text:style-name="Text_20_body_20__28_user_29_" loext:marker-style-name="T3"><text:change-end text:change-id="ct94434151099440"/><text:span text:style-name="T3"><text:line-break/></text:span><text:change text:change-id="ct94434151123424"/><text:change-start text:change-id="ct94434151102528"/><office:annotation office:name="__Annotation__238_2112600733" loext:resolved="false"><dc:creator>Simen Luca Roberto</dc:creator><dc:date>2023-11-08T14:36:00</dc:date><meta:creator-initials>SLR</meta:creator-initials><text:p><text:span text:style-name="T7">Falls du den Prof nicht persönlich kennst.</text:span></text:p></office:annotation><text:span text:style-name="T3">Yours sincerely</text:span><text:change-end text:change-id="ct94434151102528"/><office:annotation-end office:name="__Annotation__238_2112600733"/><text:change-start text:change-id="ct94434151141568"/><text:span text:style-name="T3">,<text:line-break/>Sander Stammbach</text:span><text:change-end text:change-id="ct9443415114156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, sans-serif" svg:font-family="'Calibri, sans-serif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de" fo:country="DE" style:letter-kerning="true" style:font-name-asian="Noto Sans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DejaVu Serif" fo:font-size="12pt" fo:language="de" fo:country="DE" style:letter-kerning="true" style:font-name-asian="Noto Sans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1" style:next-style-name="Text_20_body_20__28_user_29_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1" style:class="index">
      <style:paragraph-properties text:number-lines="false" text:line-number="0"/>
    </style:style>
    <style:style style:name="Standard1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1">
      <style:paragraph-properties fo:margin-top="0cm" fo:margin-bottom="0.247cm" style:contextual-spacing="false" fo:line-height="115%"/>
    </style:style>
    <style:style style:name="caption" style:family="paragraph" style:parent-style-name="Standard1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auto" style:writing-mode="lr-tb"/>
      <style:text-properties style:font-name-complex="Mangal" style:font-family-complex="Mangal" style:font-family-generic-complex="system" style:font-pitch-complex="variable" style:font-size-complex="10.5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nnotation_20_text" style:display-name="annotation text" style:family="paragraph" style:parent-style-name="Standard" loext:linked-style-name="Kommentartext_20_Zchn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next-style-name="annotation_20_text" loext:linked-style-name="Kommentarthema_20_Zchn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 loext:linked-style-name="annotation_20_tex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Kommentarthema_20_Zchn" style:display-name="Kommentarthema Zchn" style:family="text" style:parent-style-name="Kommentartext_20_Zchn" loext:linked-style-name="annotation_20_subject">
      <style:text-properties fo:font-size="10pt" fo:font-weight="bold" style:font-size-asian="10pt" style:font-weight-asian="bold" style:font-name-complex="Mangal" style:font-family-complex="Mangal" style:font-family-generic-complex="system" style:font-pitch-complex="variable" style:font-size-complex="9pt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en Luca Roberto</meta:initial-creator>
    <meta:editing-cycles>6</meta:editing-cycles>
    <meta:creation-date>2023-11-25T14:37:00</meta:creation-date>
    <dc:date>2023-11-26T17:37:38.950020474</dc:date>
    <meta:editing-duration>PT3H18M42S</meta:editing-duration>
    <meta:generator>LibreOffice/7.5.8.2$Linux_X86_64 LibreOffice_project/50$Build-2</meta:generator>
    <meta:document-statistic meta:table-count="0" meta:image-count="0" meta:object-count="0" meta:page-count="2" meta:paragraph-count="17" meta:word-count="356" meta:character-count="2246" meta:non-whitespace-character-count="1892"/>
    <meta:user-defined meta:name="AppVersion">16.0000</meta:user-defined>
    <meta:user-defined meta:name="Company">Paul Scherrer Institut</meta:user-defined>
    <meta:template xlink:type="simple" xlink:actuate="onRequest" xlink:title="Normal" xlink:href=""/>
  </office:meta>
</office:document-meta>
</file>